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 style:list-style-name="L24">
      <style:paragraph-properties fo:line-height="150%"/>
      <style:text-properties style:font-name="Arial" style:font-name-asian="Arial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</style:style>
    <style:style style:name="P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5_1 / 37. miscs / 12. programming / 5. image-processing / <text:s/>XXXX</text:p>
      <text:p text:style-name="P47"><text:span text:style-name="T1">#_ </text:span></text:p>
      <text:p text:style-name="P3">[do] </text:p>
      <text:list xml:id="list8889616052786057205" text:style-name="L1">
        <text:list-item>
          <text:p text:style-name="P17">REVIEW</text:p>
        </text:list-item>
        <text:list-item>
          <text:p text:style-name="P17">TASK-1 : setup → cake</text:p>
          <text:list>
            <text:list-item>
              <text:p text:style-name="P17">T-1.1</text:p>
              <text:list>
                <text:list-item>
                  <text:p text:style-name="P46">start : C:\WORKS_2\Programs\eclipse\eclipse_luna_php</text:p>
                </text:list-item>
                <text:list-item>
                  <text:p text:style-name="P46">eclipse ==&gt; new task</text:p>
                  <text:list>
                    <text:list-item>
                      <text:p text:style-name="P46">37#12_programming/4_cake_ifm11-with-php/1~</text:p>
                    </text:list-item>
                  </text:list>
                </text:list-item>
                <text:list-item>
                  <text:p text:style-name="P46">DUP : controller : FxAdminController.php </text:p>
                  <text:list>
                    <text:list-item>
                      <text:p text:style-name="P17">==&gt; Ifm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class name</text:p>
                    </text:list-item>
                    <text:list-item>
                      <text:p text:style-name="P17"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</text:p>
                      <text:list>
                        <text:list-item>
                          <text:p text:style-name="P17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Ifm</text:p>
                    </text:list-item>
                    <text:list-item>
                      <text:p text:style-name="P17">edit file ==&gt; index.ctp</text:p>
                    </text:list-item>
                    <text:list-item>
                      <text:p text:style-name="P17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ASK-2 : javascript </text:p>
          <text:list>
            <text:list-item>
              <text:p text:style-name="P17">javascript : lib_ifm.js // C:\WORKS_2\WS\Eclipse_Luna\Cake_IFM11\app\webroot\js\</text:p>
              <text:list>
                <text:list-item>
                  <text:p text:style-name="P17"><text:soft-page-break/>DUP</text:p>
                </text:list-item>
                <text:list-item>
                  <text:p text:style-name="P17">edit</text:p>
                </text:list-item>
                <text:list-item>
                  <text:p text:style-name="P17">view ==&gt; new line</text:p>
                  <text:list>
                    <text:list-item>
                      <text:p text:style-name="P17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ASK-3 : view : index</text:p>
          <text:list>
            <text:list-item>
              <text:list>
                <text:list-item>
                  <text:p text:style-name="P17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7">T-3.1</text:p>
              <text:list>
                <text:list-item>
                  <text:p text:style-name="P17">view : table, tr, td</text:p>
                </text:list-item>
                <text:list-item>
                  <text:p text:style-name="P17">css : new FILE :</text:p>
                  <text:list>
                    <text:list-item>
                      <text:p text:style-name="P17">DUP : libfx.css ==&gt; lib_ifm.css</text:p>
                    </text:list-item>
                    <text:list-item>
                      <text:p text:style-name="P17">view ==&gt; new line</text:p>
                    </text:list-item>
                  </text:list>
                </text:list-item>
              </text:list>
            </text:list-item>
            <text:list-item>
              <text:p text:style-name="P17">T-3.2 : more tags</text:p>
              <text:list>
                <text:list-item>
                  <text:p text:style-name="P17">“&lt;div id="div_IM_Update_Date"&gt;”</text:p>
                </text:list-item>
                <text:list-item>
                  <text:p text:style-name="P17">css : “div_IM_Update_Date”</text:p>
                </text:list-item>
                <text:list-item>
                  <text:p text:style-name="P17">TEST ==&gt; OK</text:p>
                </text:list-item>
                <text:list-item>
                  <text:p text:style-name="P17">css : “ipt_Ifm_Index_Input_Area”</text:p>
                </text:list-item>
              </text:list>
            </text:list-item>
            <text:list-item>
              <text:p text:style-name="P17">T-3.3: tag : table entries</text:p>
              <text:list>
                <text:list-item>
                  <text:p text:style-name="P17">“div_Ifm_Index_Actions__Entries”</text:p>
                </text:list-item>
                <text:list-item>
                  <text:p text:style-name="P17">edit ==&gt; python codes → to php lines</text:p>
                </text:list-item>
                <text:list-item>
                  <text:p text:style-name="P17">controller : dummy array → $lo_Commands</text:p>
                </text:list-item>
                <text:list-item>
                  <text:p text:style-name="P17">css for ==&gt; “tbl_Im_Actions” ==&gt; OK</text:p>
                </text:list-item>
                <text:list-item>
                  <text:p text:style-name="P17">css for ==&gt; “bt_Basic_2_Size20”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9145811373745387463" text:style-name="L2">
        <text:list-item>
          <text:list>
            <text:list-item>
              <text:list>
                <text:list-item>
                  <text:p text:style-name="P18">T-1.1 :: step-3 ~~</text:p>
                </text:list-item>
              </text:list>
            </text:list-item>
          </text:list>
        </text:list-item>
      </text:list>
      <text:p text:style-name="P3">[further]</text:p>
      <text:list xml:id="list8817312092697879274" text:style-name="L3">
        <text:list-item>
          <text:p text:style-name="P19"/>
        </text:list-item>
      </text:list>
      <text:p text:style-name="P10"><text:soft-page-break/><text:line-break/><text:span text:style-name="T2">[/ 20200123_142116]</text:span></text:p>
      <text:p text:style-name="P14"/>
      <text:p text:style-name="P7">@@@</text:p>
      <text:p text:style-name="P14"/>
      <text:p text:style-name="P3">---------------------------------------------------------------------------</text:p>
      <text:p text:style-name="P8">res free# JVEMV6 37#12.5_1 / 37. miscs / 12. programming / 5. image-processing / <text:s/>XXXX</text:p>
      <text:p text:style-name="P8"/>
      <text:p text:style-name="P3">[do] </text:p>
      <text:list xml:id="list34431431" text:continue-list="list8889616052786057205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3"/>
      <text:p text:style-name="P3">[next]</text:p>
      <text:list xml:id="list6363648392017854168" text:style-name="L25">
        <text:list-item>
          <text:p text:style-name="P39">TASK</text:p>
        </text:list-item>
      </text:list>
      <text:p text:style-name="P3">[further]</text:p>
      <text:list xml:id="list6277410586430442018" text:style-name="L26">
        <text:list-item>
          <text:p text:style-name="P40"/>
        </text:list-item>
      </text:list>
      <text:p text:style-name="P10"><text:line-break/><text:span text:style-name="T2">[/ XXX]</text:span></text:p>
      <text:p text:style-name="P10"/>
      <text:p text:style-name="P10"/>
      <text:p text:style-name="P11"/>
      <text:p text:style-name="P14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37#12.5_1 / 37. miscs / 12. programming / 5. image-processing / <text:s/>XXXX</text:p>
      <text:p text:style-name="P8"/>
      <text:p text:style-name="P3"><text:soft-page-break/>[do] </text:p>
      <text:list xml:id="list34430862" text:continue-list="list34431431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3"/>
      <text:p text:style-name="P3">[next]</text:p>
      <text:list xml:id="list5624021942635719683" text:style-name="L21">
        <text:list-item>
          <text:p text:style-name="P37">TASK</text:p>
        </text:list-item>
      </text:list>
      <text:p text:style-name="P3">[further]</text:p>
      <text:list xml:id="list9062568729974483044" text:style-name="L22">
        <text:list-item>
          <text:p text:style-name="P38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4302937282439955770" text:style-name="L23">
        <text:list-item>
          <text:p text:style-name="P4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444371" text:continue-numbering="true" text:style-name="L23">
        <text:list-item>
          <text:p text:style-name="P41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4197540688976043449" text:style-name="L24">
        <text:list-item>
          <text:p text:style-name="P12">git</text:p>
          <text:list>
            <text:list-item>
              <text:p text:style-name="P1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40551" text:continue-numbering="true" text:style-name="L24">
        <text:list-item>
          <text:list>
            <text:list-item>
              <text:p text:style-name="P1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4436860" text:continue-numbering="true" text:style-name="L24">
        <text:list-item>
          <text:p text:style-name="P12">move “<text:span text:style-name="T4">@@@</text:span>”</text:p>
        </text:list-item>
        <text:list-item>
          <text:p text:style-name="P42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3T14:21:41.81</dc:date>
    <dc:creator>iwabuchi ken</dc:creator>
    <meta:editing-duration>PT19H35M59S</meta:editing-duration>
    <meta:editing-cycles>60</meta:editing-cycles>
    <meta:generator>OpenOffice/4.1.3$Win32 OpenOffice.org_project/413m1$Build-9783</meta:generator>
    <meta:document-statistic meta:table-count="3" meta:image-count="0" meta:object-count="0" meta:page-count="5" meta:paragraph-count="88" meta:word-count="361" meta:character-count="2769"/>
  </office:meta>
</office:document-meta>
</file>